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3ead9d" officeooo:paragraph-rsid="023ead9d" style:font-name-asian="Georgia" style:font-name-complex="Georgia1"/>
    </style:style>
    <style:style style:name="P6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9" style:family="paragraph" style:parent-style-name="Standard">
      <style:paragraph-properties fo:margin-top="0in" fo:margin-bottom="0in" style:contextual-spacing="false" fo:text-align="justify" style:justify-single-word="false"/>
      <style:text-properties style:font-name="Georgia" officeooo:rsid="023ead9d" officeooo:paragraph-rsid="023ead9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style:style style:name="T501" style:family="text">
      <style:text-properties officeooo:rsid="0233873d"/>
    </style:style>
    <style:style style:name="T502" style:family="text">
      <style:text-properties officeooo:rsid="0234f102"/>
    </style:style>
    <style:style style:name="T503" style:family="text">
      <style:text-properties officeooo:rsid="02368a15"/>
    </style:style>
    <style:style style:name="T504" style:family="text">
      <style:text-properties officeooo:rsid="023810ee"/>
    </style:style>
    <style:style style:name="T505" style:family="text">
      <style:text-properties officeooo:rsid="0239b8d4"/>
    </style:style>
    <style:style style:name="T506" style:family="text">
      <style:text-properties officeooo:rsid="023a1e7b"/>
    </style:style>
    <style:style style:name="T507" style:family="text">
      <style:text-properties officeooo:rsid="023bacc9"/>
    </style:style>
    <style:style style:name="T508" style:family="text">
      <style:text-properties officeooo:rsid="023d7829"/>
    </style:style>
    <style:style style:name="T509" style:family="text">
      <style:text-properties officeooo:rsid="023ee6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text:p text:style-name="P66"><text:s text:c="5"/><text:span text:style-name="T501">The police were over to their apartment in no time at all. Walking in the front door, the police officer looked at Eugene who was still shaken by the disaster.</text:span></text:p>
      <text:p text:style-name="P66"><text:soft-page-break/><text:s text:c="5"/>“<text:span text:style-name="T501">I’m Officer Hobbs” the man said, “I have a few questions to ask you.”</text:span></text:p>
      <text:p text:style-name="P66"><text:s text:c="5"/><text:span text:style-name="T501">Eugene nodded. “I understand. Please come in and have a seat.” He showed the officer to the living room.</text:span></text:p>
      <text:p text:style-name="P66"><text:s text:c="5"/><text:span text:style-name="T502">Sitting down, Officer Hobbs looked around. “So this is where you saw the train explode?” He asked.</text:span></text:p>
      <text:p text:style-name="P66"><text:s text:c="5"/><text:span text:style-name="T502">Eugene nodded. “Yes.” He said, “I was standing right there.” He pointed to the floor. “</text:span><text:span text:style-name="T503">The train exploded and I jumped to the floor. It was a terrifying experience.”</text:span></text:p>
      <text:p text:style-name="P66"><text:s text:c="5"/><text:span text:style-name="T503">Officer Hobbs wrote down some notes. “I can understand how difficult this must be for you.” He said. “Working for the train company and all.”</text:span></text:p>
      <text:p text:style-name="P66"><text:s text:c="5"/><text:span text:style-name="T503">Eugene frowned. He knew where the officer was going with this and didn’t like it. It was the same tactic he had used on several occasions trying to get information out of someone.</text:span></text:p>
      <text:p text:style-name="P66"><text:s text:c="5"/>“<text:span text:style-name="T503">I’m going to stop you right there.” Eugene said. “I had nothing to do with this crime.”</text:span></text:p>
      <text:p text:style-name="P66"><text:s text:c="5"/>“<text:span text:style-name="T503">You were at the scene of another bombing.” Officer Hobbs said. “You’re certainly no stranger to them.”</text:span></text:p>
      <text:p text:style-name="P66"><text:s text:c="5"/><text:span text:style-name="T503">Eugene continued to frown. “That was purely a coincidence.” He said. “I was riding the train home when there was a bomb sitting on the seat in front of me. I had to disarm it. You don’t know what it was like.”</text:span></text:p>
      <text:p text:style-name="P66"><text:s text:c="5"/>“<text:span text:style-name="T503">Interesting how you were able to disarm the bomb without it going off, and you allowed this one to go off.” Officer Hobbs said. “Weren’t enough people on the train the first time around?”</text:span></text:p>
      <text:p text:style-name="P66"><text:s text:c="5"/>“<text:span text:style-name="T503">I didn’t kill those people.” Eugene said.</text:span></text:p>
      <text:p text:style-name="P66"><text:s text:c="5"/>“<text:span text:style-name="T503">Who said there were people involved in this bombing?” Hobbs asked.</text:span></text:p>
      <text:p text:style-name="P66"><text:soft-page-break/><text:s text:c="5"/><text:span text:style-name="T503">Eugene put his head in his hands. “I just assumed there would be people on the train.” He said. “Were there not anyone aboard?”</text:span></text:p>
      <text:p text:style-name="P66"><text:s text:c="5"/><text:span text:style-name="T503">Officer Hobbs continued to make notes. “Oh there were people board, does that make you pleased?”</text:span></text:p>
      <text:p text:style-name="P66"><text:s text:c="5"/><text:span text:style-name="T503">Looking up from his hands Eugene shook his head. “No of course it doesn’t make me pleased! What kind of question is that?”</text:span></text:p>
      <text:p text:style-name="P66"><text:s text:c="5"/>“<text:span text:style-name="T503">Just making an observation.” Officer Hobbs said. </text:span><text:span text:style-name="T504">Standing up, he proceeded to put handcuffs on Eugene. “We’d better take this downtown.” He said.</text:span></text:p>
      <text:p text:style-name="P66"><text:s text:c="5"/>“<text:span text:style-name="T504">Am I under arrest?” Eugene asked in disbelief.</text:span></text:p>
      <text:p text:style-name="P66"><text:s text:c="5"/><text:span text:style-name="T504">The man nodded. “I’m afraid so.”</text:span></text:p>
      <text:p text:style-name="P66"><text:s text:c="5"/><text:span text:style-name="T504">Walking out of their bedroom, Calypso looked at Eugene and the officer. “What’s going on babe?” She asked.</text:span></text:p>
      <text:p text:style-name="P66"><text:s text:c="5"/>“<text:span text:style-name="T504">Ma’am, if you’ll come with me too.” Officer Hobbs said. “I don’t know how long we’ll be.” He proceeded to place her in handcuffs as well.</text:span></text:p>
      <text:p text:style-name="P66"><text:s text:c="5"/>“<text:span text:style-name="T504">This is absurd!” Eugene said.</text:span></text:p>
      <text:p text:style-name="P66"><text:s text:c="5"/><text:span text:style-name="T504">Officer Hobbs shrugged. “Just doing my duty sir. If you did have something to do with this bombing, I want to have all of my bases covered.”</text:span></text:p>
      <text:p text:style-name="P66"><text:s text:c="5"/><text:span text:style-name="T504">Eugene sighed. “I’ve told you, I had nothing to do with the bombings.” He said, “Why won’t you believe me?”</text:span></text:p>
      <text:p text:style-name="P66"><text:s text:c="5"/><text:span text:style-name="T504">Officer Hobbs shook his head. “I don’t know sir, I just have a gut feeling that you’re the guy. I have to follow my gut on this one.”</text:span></text:p>
      <text:p text:style-name="P66"><text:s text:c="5"/><text:span text:style-name="T504">As they exited the apartment, Eugene let go a deep sigh. This day was not going well for him.</text:span></text:p>
      <text:p text:style-name="P66"><text:s text:c="5"/><text:span text:style-name="T505">Stepping outside, Eugene watched as neighbors looked on as he was loaded into a patrol car along with his girlfriend Calypso. They were suspect number one.</text:span></text:p>
      <text:p text:style-name="P66"><text:soft-page-break/><text:s text:c="5"/>“<text:span text:style-name="T505">It will be okay.” Eugene said. “We didn’t do anything wrong.”</text:span></text:p>
      <text:p text:style-name="P66"><text:s text:c="5"/><text:span text:style-name="T505">Officer Hobbs smiled. “That’s right, keep telling yourself that Eugene.” He said, “The truth will come out eventually and when that day comes, we’ll all have things covered and squared away.” They drove off to the station.</text:span></text:p>
      <text:p text:style-name="P66"><text:s text:c="5"/><text:span text:style-name="T506">Downtown was terrible. Eugene never wanted to see it again. Walking into the police station, Eugene and Calypso were seated on a bench as they waited for the officer to complete check in. He took their fingerprints and their mug shots and proceeded to escort them down to a small conference room for questioning.</text:span></text:p>
      <text:p text:style-name="P66"><text:s text:c="5"/><text:span text:style-name="T506">Looking over his shoulder Eugene looked at Calypso. “It’ll be okay darling. “He said. “We didn’t do anything wrong.”</text:span></text:p>
      <text:p text:style-name="P66"><text:s text:c="5"/><text:span text:style-name="T506">Hobbs wasn’t amused. “Be quiet.” He said. “You’ll have your chance to talk on tape.”</text:span></text:p>
      <text:p text:style-name="P66"><text:s text:c="5"/><text:span text:style-name="T507">Sitting down at a long table, Eugene and Calypso eyed each other. They had to find a way out of there. For two people who were innocent of any crime, they sure were being treated like criminals.</text:span></text:p>
      <text:p text:style-name="P66"><text:s text:c="5"/>“<text:span text:style-name="T507">Now” Hobbs said “What role did you play in your boyfriend’s bombings?”</text:span></text:p>
      <text:p text:style-name="P66"><text:s text:c="5"/><text:span text:style-name="T507">Calypso shook her head. “We’ve done nothing wrong.” She said, “We weren’t in charge of those bombings. We are innocent.”</text:span></text:p>
      <text:p text:style-name="P66"><text:s text:c="5"/><text:span text:style-name="T507">Hobbs nodded as he jotted down notes. “Right innocent. That’s what they all say. Until something proves otherwise.”</text:span></text:p>
      <text:p text:style-name="P66"><text:s text:c="5"/>“<text:span text:style-name="T507">What use would we have of killing people?” Eugene asked. “Let us help you track down the killer.”</text:span></text:p>
      <text:p text:style-name="P66"><text:soft-page-break/><text:s text:c="5"/><text:span text:style-name="T507">Hobbs shook his head. “Why would I do that? When I have the killers right in front of me?” He asked, “Can’t risk having you two flee now can I?”</text:span></text:p>
      <text:p text:style-name="P66"><text:s text:c="5"/><text:span text:style-name="T507">This went on for hours. Anytime Hobbs would come up with a new idea or reason they committed the crimes, Eugene or Calypso would counter </text:span><text:span text:style-name="T508">it with theories of their own</text:span><text:span text:style-name="T507">. </text:span><text:span text:style-name="T508">This wasn’t their first rodeo, they had experience in researching bombings.</text:span></text:p>
      <text:p text:style-name="P66"><text:s text:c="5"/><text:span text:style-name="T508">Hobbs didn’t like the answers coming out of their mouths. He wanted full confessions and they just weren’t coming. Sighing, he put away his paper and pen.</text:span></text:p>
      <text:p text:style-name="P66"><text:s text:c="5"/>“<text:span text:style-name="T508">Look, I’ve been reasonable.” Hobbs said. “I just want to know what it is you two know about the bombings.”</text:span></text:p>
      <text:p text:style-name="P66"><text:s text:c="5"/>“<text:span text:style-name="T508">We’ve told you everything we do know.” Eugene said. “And that we’re innocent.”</text:span></text:p>
      <text:p text:style-name="P66"><text:s text:c="5"/><text:span text:style-name="T508">There was a knock at the door. A man appeared wearing an officer’s uniform. “Uh Hobbs.” He said.</text:span></text:p>
      <text:p text:style-name="P66"><text:s text:c="5"/>“<text:span text:style-name="T508">What is it Flynn?” Hobbs asked.</text:span></text:p>
      <text:p text:style-name="P66"><text:s text:c="5"/>“<text:span text:style-name="T508">There’s been another bombing.” Flynn said.</text:span></text:p>
      <text:p text:style-name="P66"><text:s text:c="5"/><text:span text:style-name="T508">Hobbs looked at Eugene and Calypso and frowned. Today was not his day.</text:span></text:p>
      <text:p text:style-name="P66"/>
      <text:p text:style-name="P67">Chapter Thirty-Seven</text:p>
      <text:p text:style-name="P67"/>
      <text:p text:style-name="P67"><text:s text:c="5"/>Releasing Eugene and Calypso, Hobbs frowned. He was sure he had the right people. Every avenue had to be explored. It just wasn’t in the cards for him at that time.</text:p>
      <text:p text:style-name="P67"><text:s text:c="5"/><text:span text:style-name="T509">Sitting at home, Eugene looked at Calypso. “We have to find out who’s doing these attacks.” He said, “I ran into the guy once I’m sure I’ll run into him again.”</text:span></text:p>
      <text:p text:style-name="P67"><text:s text:c="5"/><text:span text:style-name="T509">Calypso shook her head. “No, it’s too dangero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43</meta:editing-cycles>
    <meta:generator>LibreOffice/7.4.2.3$Windows_X86_64 LibreOffice_project/382eef1f22670f7f4118c8c2dd222ec7ad009daf</meta:generator>
    <dc:date>2022-11-28T13:25:42.927000000</dc:date>
    <meta:editing-duration>P1DT3H46M59S</meta:editing-duration>
    <meta:document-statistic meta:table-count="0" meta:image-count="0" meta:object-count="0" meta:page-count="143" meta:paragraph-count="1613" meta:word-count="38110" meta:character-count="214345" meta:non-whitespace-character-count="169970"/>
  </office:meta>
</office:document-meta>
</file>